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

            <text:p text:style-name="Standard"><text:span>Concatenates a stream into a string. As data from the stream comes in chunks, they are concatenated into a string and sent to the data output. During the stream lifetime, this Action can repeatedly send the currently collected string through </text:span><text:span text:style-name="backtick">data</text:span><text:span>. Flow execution continues through the </text:span><text:span text:style-name="backtick">seqout</text:span><text:span> output when the stream is clos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text:span>A stream whose content will be concatenated into a str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through this output after the stream is closed.</text:span></text:p><text:span> </text:span>
                            <text:p text:style-name="Standard"/>,
                            <text:list xml:id="list513662346"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The concatenated string is sent through this output.
During the stream lifetime, a string can be sent several times, which will contain all the data collected until then (i.e. the string will grow over time as new data arrives).</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